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070000029565A6DA1DBD848591.png" manifest:media-type="image/png"/>
  <manifest:file-entry manifest:full-path="Pictures/10000201000001C30000012C5B2A287E8C4CEC97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.306cm, 3.916cm, 0cm)" draw:image-opacity="100%" style:mirror="none"/>
    </style:style>
    <style:style style:name="gr3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.013cm" fo:min-width="0.18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fo:min-height="0.013cm" fo:min-width="0.179cm" fo:padding-top="0.125cm" fo:padding-bottom="0.125cm" fo:padding-left="0.25cm" fo:padding-right="0.25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4f81bd"/>
      <style:paragraph-properties fo:text-align="start" style:font-independent-line-spacing="true"/>
      <style:text-properties fo:font-size="18pt"/>
    </style:style>
  </office:automatic-styles>
  <office:body>
    <office:drawing>
      <draw:page draw:name="page1" draw:style-name="dp1" draw:master-page-name="Default">
        <draw:g draw:name="Group 20">
          <draw:g draw:name="Group 5">
            <draw:frame draw:name="Picture 2" draw:style-name="gr1" draw:text-style-name="P1" draw:layer="layout" svg:width="4.087cm" svg:height="2.723cm" svg:x="0.249cm" svg:y="5.81cm">
              <draw:image xlink:href="Pictures/10000201000001C30000012C5B2A287E8C4CEC97.png" xlink:type="simple" xlink:show="embed" xlink:actuate="onLoad">
                <text:p/>
              </draw:image>
            </draw:frame>
            <draw:frame draw:name="Picture 2" draw:style-name="gr2" draw:text-style-name="P1" draw:layer="layout" svg:width="9.737cm" svg:height="5.995cm" svg:x="0.25cm" svg:y="0.308cm">
              <draw:image xlink:href="Pictures/10000201000003070000029565A6DA1DBD848591.png" xlink:type="simple" xlink:show="embed" xlink:actuate="onLoad">
                <text:p/>
              </draw:image>
            </draw:frame>
          </draw:g>
          <draw:frame draw:name="Picture 2" draw:style-name="gr1" draw:text-style-name="P1" draw:layer="layout" svg:width="4.088cm" svg:height="2.723cm" svg:x="5.594cm" svg:y="5.84cm">
            <draw:image xlink:href="Pictures/10000201000001C30000012C5B2A287E8C4CEC97.png" xlink:type="simple" xlink:show="embed" xlink:actuate="onLoad">
              <text:p/>
            </draw:image>
          </draw:frame>
          <draw:frame draw:name="Picture 2" draw:style-name="gr1" draw:text-style-name="P1" draw:layer="layout" svg:width="4.087cm" svg:height="2.723cm" svg:x="10.94cm" svg:y="5.81cm">
            <draw:image xlink:href="Pictures/10000201000001C30000012C5B2A287E8C4CEC97.png" xlink:type="simple" xlink:show="embed" xlink:actuate="onLoad">
              <text:p/>
            </draw:image>
          </draw:frame>
          <draw:custom-shape draw:name="Left-Right Arrow 17" draw:style-name="gr3" draw:text-style-name="P2" draw:layer="layout" svg:width="0.942cm" svg:height="0.525cm" svg:x="4.494cm" svg:y="6.939cm">
            <text:p/>
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  <draw:custom-shape draw:name="Left-Right Arrow 21" draw:style-name="gr4" draw:text-style-name="P2" draw:layer="layout" svg:width="0.941cm" svg:height="0.525cm" svg:x="9.84cm" svg:y="6.939cm">
            <text:p/>
            <draw:enhanced-geometry draw:mirror-horizontal="false" draw:mirror-vertical="false" draw:text-areas="?f12 ?f8 ?f13 ?f9" svg:viewBox="0 0 0 0" draw:type="ooxml-leftRightArrow" draw:modifiers="50000 50000" draw:enhanced-path="M 0 ?f7 L ?f4 0 ?f4 ?f8 ?f5 ?f8 ?f5 0 ?f14 ?f7 ?f5 ?f15 ?f5 ?f9 ?f4 ?f9 ?f4 ?f15 Z N">
              <draw:equation draw:name="f0" draw:formula="min(logwidth,logheight)"/>
              <draw:equation draw:name="f1" draw:formula="50000*logwidth/?f0 "/>
              <draw:equation draw:name="f2" draw:formula="if(0-$0 ,0,if(100000-$0 ,$0 ,100000))"/>
              <draw:equation draw:name="f3" draw:formula="if(0-$1 ,0,if(?f1 -$1 ,$1 ,?f1 ))"/>
              <draw:equation draw:name="f4" draw:formula="?f0 *?f3 /100000"/>
              <draw:equation draw:name="f5" draw:formula="logwidth+0-?f4 "/>
              <draw:equation draw:name="f6" draw:formula="logheight*?f2 /200000"/>
              <draw:equation draw:name="f7" draw:formula="logheight/2"/>
              <draw:equation draw:name="f8" draw:formula="?f7 +0-?f6 "/>
              <draw:equation draw:name="f9" draw:formula="?f7 +?f6 -0"/>
              <draw:equation draw:name="f10" draw:formula="logheight/2"/>
              <draw:equation draw:name="f11" draw:formula="?f8 *?f4 /?f10 "/>
              <draw:equation draw:name="f12" draw:formula="?f4 +0-?f11 "/>
              <draw:equation draw:name="f13" draw:formula="?f5 +?f11 -0"/>
              <draw:equation draw:name="f14" draw:formula="logwidth"/>
              <draw:equation draw:name="f15" draw:formula="logheight"/>
              <draw:handle draw:handle-position="?f5 ?f8" draw:handle-range-y-maximum="100000" draw:handle-range-y-minimum="0"/>
              <draw:handle draw:handle-position="?f4 0" draw:handle-range-x-maximum="?f1" draw:handle-range-x-minimum="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isco Padilla</meta:initial-creator>
    <meta:creation-date>2015-11-27T01:16:29.258452375</meta:creation-date>
    <dc:date>2015-11-27T01:19:41.359921064</dc:date>
    <dc:creator>Francisco Padilla</dc:creator>
    <meta:editing-duration>PT3M12S</meta:editing-duration>
    <meta:editing-cycles>1</meta:editing-cycles>
    <meta:document-statistic meta:object-count="8"/>
    <meta:generator>LibreOffice/5.0.2.2$Linux_X86_64 LibreOffice_project/37b43f919e4de5eeaca9b9755ed688758a8251fe</meta:generator>
  </office:meta>
</office:document-meta>
</file>